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loext:graphic-properties draw:fill="solid" draw:fill-color="#fbfbf8" draw:opacity="100%"/>
      <style:paragraph-properties fo:background-color="#fbfbf8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style:style style:name="P50" style:family="paragraph" style:parent-style-name="Text_20_body" style:list-style-name="L49"/>
    <style:style style:name="P51" style:family="paragraph" style:parent-style-name="Text_20_body" style:list-style-name="L50"/>
    <style:style style:name="P52" style:family="paragraph" style:parent-style-name="Text_20_body" style:list-style-name="L51"/>
    <style:style style:name="P53" style:family="paragraph" style:parent-style-name="Text_20_body" style:list-style-name="L52"/>
    <style:style style:name="P54" style:family="paragraph" style:parent-style-name="Text_20_body" style:list-style-name="L53"/>
    <style:style style:name="P55" style:family="paragraph" style:parent-style-name="Text_20_body" style:list-style-name="L54"/>
    <style:style style:name="P56" style:family="paragraph" style:parent-style-name="Text_20_body" style:list-style-name="L55"/>
    <style:style style:name="P57" style:family="paragraph" style:parent-style-name="Text_20_body" style:list-style-name="L56"/>
    <style:style style:name="P58" style:family="paragraph" style:parent-style-name="Text_20_body" style:list-style-name="L57"/>
    <style:style style:name="P59" style:family="paragraph" style:parent-style-name="Text_20_body" style:list-style-name="L58"/>
    <style:style style:name="P60" style:family="paragraph" style:parent-style-name="Text_20_body" style:list-style-name="L59"/>
    <style:style style:name="P61" style:family="paragraph" style:parent-style-name="Text_20_body" style:list-style-name="L60"/>
    <style:style style:name="P62" style:family="paragraph" style:parent-style-name="Text_20_body" style:list-style-name="L61"/>
    <style:style style:name="P63" style:family="paragraph" style:parent-style-name="Text_20_body" style:list-style-name="L62"/>
    <style:style style:name="P64" style:family="paragraph" style:parent-style-name="Text_20_body" style:list-style-name="L63"/>
    <style:style style:name="P65" style:family="paragraph" style:parent-style-name="Text_20_body" style:list-style-name="L64"/>
    <style:style style:name="P66" style:family="paragraph" style:parent-style-name="Text_20_body" style:list-style-name="L65"/>
    <style:style style:name="P67" style:family="paragraph" style:parent-style-name="Text_20_body" style:list-style-name="L66"/>
    <style:style style:name="P68" style:family="paragraph" style:parent-style-name="Text_20_body" style:list-style-name="L67"/>
    <style:style style:name="P69" style:family="paragraph" style:parent-style-name="Text_20_body" style:list-style-name="L68"/>
    <style:style style:name="P70" style:family="paragraph" style:parent-style-name="Text_20_body" style:list-style-name="L69"/>
    <style:style style:name="P71" style:family="paragraph" style:parent-style-name="Text_20_body" style:list-style-name="L70"/>
    <style:style style:name="P72" style:family="paragraph" style:parent-style-name="Text_20_body" style:list-style-name="L71"/>
    <style:style style:name="P73" style:family="paragraph" style:parent-style-name="Text_20_body" style:list-style-name="L72"/>
    <style:style style:name="P74" style:family="paragraph" style:parent-style-name="Text_20_body" style:list-style-name="L73"/>
    <style:style style:name="P75" style:family="paragraph" style:parent-style-name="Text_20_body" style:list-style-name="L74"/>
    <style:style style:name="P76" style:family="paragraph" style:parent-style-name="Text_20_body" style:list-style-name="L75"/>
    <style:style style:name="P77" style:family="paragraph" style:parent-style-name="Text_20_body" style:list-style-name="L76"/>
    <style:style style:name="P78" style:family="paragraph" style:parent-style-name="Text_20_body" style:list-style-name="L77"/>
    <style:style style:name="P79" style:family="paragraph" style:parent-style-name="Text_20_body" style:list-style-name="L78"/>
    <style:style style:name="P80" style:family="paragraph" style:parent-style-name="Text_20_body" style:list-style-name="L79"/>
    <style:style style:name="P81" style:family="paragraph" style:parent-style-name="Text_20_body" style:list-style-name="L80"/>
    <style:style style:name="P82" style:family="paragraph" style:parent-style-name="Text_20_body" style:list-style-name="L81"/>
    <style:style style:name="P83" style:family="paragraph" style:parent-style-name="Text_20_body" style:list-style-name="L82"/>
    <style:style style:name="P84" style:family="paragraph" style:parent-style-name="Text_20_body" style:list-style-name="L83"/>
    <style:style style:name="P85" style:family="paragraph" style:parent-style-name="Text_20_body" style:list-style-name="L84"/>
    <style:style style:name="P86" style:family="paragraph" style:parent-style-name="Text_20_body" style:list-style-name="L85"/>
    <style:style style:name="P87" style:family="paragraph" style:parent-style-name="Text_20_body" style:list-style-name="L86"/>
    <style:style style:name="P88" style:family="paragraph" style:parent-style-name="Text_20_body" style:list-style-name="L87"/>
    <style:style style:name="P89" style:family="paragraph" style:parent-style-name="Text_20_body" style:list-style-name="L88"/>
    <style:style style:name="P90" style:family="paragraph" style:parent-style-name="Text_20_body" style:list-style-name="L89"/>
    <style:style style:name="P91" style:family="paragraph" style:parent-style-name="Text_20_body" style:list-style-name="L90"/>
    <style:style style:name="P92" style:family="paragraph" style:parent-style-name="Text_20_body" style:list-style-name="L91"/>
    <style:style style:name="P93" style:family="paragraph" style:parent-style-name="Text_20_body" style:list-style-name="L92"/>
    <style:style style:name="P94" style:family="paragraph" style:parent-style-name="Text_20_body" style:list-style-name="L93"/>
    <style:style style:name="P95" style:family="paragraph" style:parent-style-name="Text_20_body" style:list-style-name="L94"/>
    <style:style style:name="P96" style:family="paragraph" style:parent-style-name="Text_20_body" style:list-style-name="L95"/>
    <style:style style:name="P97" style:family="paragraph" style:parent-style-name="Text_20_body" style:list-style-name="L96"/>
    <style:style style:name="P98" style:family="paragraph" style:parent-style-name="Text_20_body" style:list-style-name="L97"/>
    <style:style style:name="P99" style:family="paragraph" style:parent-style-name="Text_20_body" style:list-style-name="L98"/>
    <style:style style:name="P100" style:family="paragraph" style:parent-style-name="Text_20_body" style:list-style-name="L99"/>
    <style:style style:name="P101" style:family="paragraph" style:parent-style-name="Text_20_body" style:list-style-name="L100"/>
    <style:style style:name="P102" style:family="paragraph" style:parent-style-name="Text_20_body" style:list-style-name="L101"/>
    <style:style style:name="P103" style:family="paragraph" style:parent-style-name="Text_20_body" style:list-style-name="L102"/>
    <style:style style:name="P104" style:family="paragraph" style:parent-style-name="Text_20_body" style:list-style-name="L103"/>
    <style:style style:name="P105" style:family="paragraph" style:parent-style-name="Text_20_body" style:list-style-name="L104"/>
    <style:style style:name="P106" style:family="paragraph" style:parent-style-name="Text_20_body" style:list-style-name="L105"/>
    <style:style style:name="P107" style:family="paragraph" style:parent-style-name="Text_20_body" style:list-style-name="L106"/>
    <style:style style:name="P108" style:family="paragraph" style:parent-style-name="Text_20_body" style:list-style-name="L107"/>
    <style:style style:name="P109" style:family="paragraph" style:parent-style-name="Text_20_body" style:list-style-name="L108"/>
    <style:style style:name="P110" style:family="paragraph" style:parent-style-name="Text_20_body" style:list-style-name="L109"/>
    <style:style style:name="P111" style:family="paragraph" style:parent-style-name="Text_20_body" style:list-style-name="L110"/>
    <style:style style:name="P112" style:family="paragraph" style:parent-style-name="Text_20_body" style:list-style-name="L111"/>
    <style:style style:name="P113" style:family="paragraph" style:parent-style-name="Text_20_body" style:list-style-name="L112"/>
    <style:style style:name="P114" style:family="paragraph" style:parent-style-name="Text_20_body" style:list-style-name="L113"/>
    <style:style style:name="P115" style:family="paragraph" style:parent-style-name="Text_20_body" style:list-style-name="L114"/>
    <style:style style:name="P116" style:family="paragraph" style:parent-style-name="Text_20_body" style:list-style-name="L115"/>
    <style:style style:name="P117" style:family="paragraph" style:parent-style-name="Text_20_body" style:list-style-name="L116"/>
    <style:style style:name="P118" style:family="paragraph" style:parent-style-name="Text_20_body" style:list-style-name="L117"/>
    <style:style style:name="P119" style:family="paragraph" style:parent-style-name="Text_20_body" style:list-style-name="L118"/>
    <style:style style:name="P120" style:family="paragraph" style:parent-style-name="Text_20_body" style:list-style-name="L119"/>
    <style:style style:name="P121" style:family="paragraph" style:parent-style-name="Text_20_body" style:list-style-name="L120"/>
    <style:style style:name="P122" style:family="paragraph" style:parent-style-name="Text_20_body" style:list-style-name="L121"/>
    <style:style style:name="P123" style:family="paragraph" style:parent-style-name="Text_20_body" style:list-style-name="L122"/>
    <style:style style:name="P124" style:family="paragraph" style:parent-style-name="Text_20_body" style:list-style-name="L123"/>
    <style:style style:name="P125" style:family="paragraph" style:parent-style-name="Text_20_body" style:list-style-name="L124"/>
    <style:style style:name="P126" style:family="paragraph" style:parent-style-name="Text_20_body" style:list-style-name="L125"/>
    <style:style style:name="P127" style:family="paragraph" style:parent-style-name="Text_20_body" style:list-style-name="L126"/>
    <style:style style:name="P128" style:family="paragraph" style:parent-style-name="Text_20_body" style:list-style-name="L127"/>
    <style:style style:name="P129" style:family="paragraph" style:parent-style-name="Text_20_body" style:list-style-name="L128"/>
    <style:style style:name="P130" style:family="paragraph" style:parent-style-name="Text_20_body" style:list-style-name="L129"/>
    <style:style style:name="P131" style:family="paragraph" style:parent-style-name="Text_20_body" style:list-style-name="L130"/>
    <style:style style:name="P132" style:family="paragraph" style:parent-style-name="Text_20_body" style:list-style-name="L131"/>
    <style:style style:name="P133" style:family="paragraph" style:parent-style-name="Text_20_body" style:list-style-name="L132"/>
    <style:style style:name="P134" style:family="paragraph" style:parent-style-name="Text_20_body" style:list-style-name="L133"/>
    <style:style style:name="P135" style:family="paragraph" style:parent-style-name="Text_20_body" style:list-style-name="L134"/>
    <style:style style:name="P136" style:family="paragraph" style:parent-style-name="Text_20_body" style:list-style-name="L135"/>
    <style:style style:name="P137" style:family="paragraph" style:parent-style-name="Text_20_body" style:list-style-name="L136"/>
    <style:style style:name="P138" style:family="paragraph" style:parent-style-name="Text_20_body" style:list-style-name="L137"/>
    <style:style style:name="P139" style:family="paragraph" style:parent-style-name="Text_20_body" style:list-style-name="L138"/>
    <style:style style:name="P140" style:family="paragraph" style:parent-style-name="Text_20_body" style:list-style-name="L139"/>
    <style:style style:name="P141" style:family="paragraph" style:parent-style-name="Text_20_body" style:list-style-name="L140"/>
    <style:style style:name="P142" style:family="paragraph" style:parent-style-name="Text_20_body" style:list-style-name="L14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73726c"/>
    </style:style>
    <style:style style:name="T3" style:family="text">
      <style:text-properties style:font-name="SF Pro Text" fo:font-weight="normal"/>
    </style:style>
    <style:style style:name="T4" style:family="text">
      <style:text-properties officeooo:rsid="000b7d73"/>
    </style:style>
    <style:style style:name="Sect1" style:family="section">
      <style:section-properties fo:background-color="transparent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43823990" text:style-name="L1">
        <text:list-item>
          <text:p text:style-name="P2">Quick Introduction Before Commencing With This Course</text:p>
          <text:p text:style-name="P2">Preview04:57</text:p>
        </text:list-item>
        <text:list-item>
          <text:p text:style-name="P2"/>
        </text:list-item>
      </text:list>
      <text:list xml:id="list4072455311" text:style-name="L2">
        <text:list-item>
          <text:p text:style-name="P3">Blockchain Career Playbook</text:p>
          <text:p text:style-name="P3">Preview00:20</text:p>
        </text:list-item>
        <text:list-item>
          <text:p text:style-name="P3"/>
        </text:list-item>
      </text:list>
      <text:section text:style-name="Sect1" text:name="u113-accordion-panel-title--9">
        <text:h text:style-name="P1" text:outline-level="3">Your Guide To Understanding Blockchain Technology4 lectures • 25min</text:h>
      </text:section>
      <text:list xml:id="list3453081860" text:style-name="L3">
        <text:list-item>
          <text:p text:style-name="P4">Why You Should Learn Blockchain Development</text:p>
          <text:p text:style-name="P4">08:39</text:p>
        </text:list-item>
      </text:list>
      <text:list xml:id="list2597296841" text:style-name="L4">
        <text:list-item>
          <text:p text:style-name="P5">Ownership, Possession and the Double Spending Problem</text:p>
          <text:p text:style-name="P5">04:49</text:p>
        </text:list-item>
      </text:list>
      <text:list xml:id="list71151459" text:style-name="L5">
        <text:list-item>
          <text:p text:style-name="P6">Why The Blockchain Is Such Revolutionary Technology</text:p>
          <text:p text:style-name="P6">04:52</text:p>
        </text:list-item>
      </text:list>
      <text:list xml:id="list3120633483" text:style-name="L6">
        <text:list-item>
          <text:p text:style-name="P7">Breaking Down And Understanding The Blockchain At Its Core</text:p>
          <text:p text:style-name="P7">07:00</text:p>
        </text:list-item>
      </text:list>
      <text:list xml:id="list3486504837" text:style-name="L7">
        <text:list-item>
          <text:p text:style-name="P8"><text:line-break/>We Install MetaMask and get Ether into the Wallet</text:p>
          <text:p text:style-name="P8">Preview07:40</text:p>
        </text:list-item>
        <text:list-item>
          <text:p text:style-name="P8"/>
        </text:list-item>
      </text:list>
      <text:list xml:id="list1692678478" text:style-name="L8">
        <text:list-item>
          <text:p text:style-name="P9">Behind the Scenes: MetaMask, Infura, Blockchain Nodes and the Ledger</text:p>
          <text:p text:style-name="P9">Preview04:48</text:p>
        </text:list-item>
        <text:list-item>
          <text:p text:style-name="P9"/>
        </text:list-item>
      </text:list>
      <text:list xml:id="list4236916546" text:style-name="L9">
        <text:list-item>
          <text:p text:style-name="P10">Assignment: Download, Install and Configure MetaMask</text:p>
          <text:p text:style-name="P10">00:07</text:p>
        </text:list-item>
      </text:list>
      <text:list xml:id="list456903959" text:style-name="L10">
        <text:list-item>
          <text:p text:style-name="P11">Send your first Transaction using MetaMask</text:p>
          <text:p text:style-name="P11">03:20</text:p>
        </text:list-item>
      </text:list>
      <text:list xml:id="list2991052226" text:style-name="L11">
        <text:list-item>
          <text:p text:style-name="P12">Behind the Scenes: Ethereum Transactions and Signatures, Private/Public-Keys</text:p>
          <text:p text:style-name="P12">10:30</text:p>
        </text:list-item>
      </text:list>
      <text:list xml:id="list1383943428" text:style-name="L12">
        <text:list-item>
          <text:p text:style-name="P13">Assignment: Send Ether between Accounts in MetaMask</text:p>
          <text:p text:style-name="P13">00:15</text:p>
        </text:list-item>
      </text:list>
      <text:list xml:id="list2170265338" text:style-name="L13">
        <text:list-item>
          <text:p text:style-name="P14"><text:soft-page-break/>This is how Blocks are chained together: Cryptographic Hashing Explained</text:p>
          <text:p text:style-name="P14">07:00</text:p>
        </text:list-item>
      </text:list>
      <text:list xml:id="list2381090020" text:style-name="L14">
        <text:list-item>
          <text:p text:style-name="P15">Assignment: Observe how Blocks are linked together</text:p>
          <text:p text:style-name="P15">00:51</text:p>
        </text:list-item>
      </text:list>
      <text:section text:style-name="Sect1" text:name="u113-accordion-panel-title--17">
        <text:h text:style-name="P1" text:outline-level="3"><text:span text:style-name="T4">4. </text:span>Learning Solidity Step By Step with Labs and Slides42 lectures • 4hr 20min</text:h>
      </text:section>
      <text:list xml:id="list291497077" text:style-name="L15">
        <text:list-item>
          <text:p text:style-name="P16">LAB: Create Your First Smart Contract</text:p>
          <text:p text:style-name="P16">Preview06:43- https://remix.ethereum.org/#optimize=false&amp;evmVersion=null&amp;version=soljson-v0.6.6+commit.6c089d02.js</text:p>
        </text:list-item>
        <text:list-item>
          <text:p text:style-name="P16"/>
        </text:list-item>
      </text:list>
      <text:list xml:id="list2309449430" text:style-name="L16">
        <text:list-item>
          <text:p text:style-name="P17">Create Your First Smart Contract - Explained!</text:p>
          <text:p text:style-name="P17">08:16</text:p>
        </text:list-item>
      </text:list>
      <text:list xml:id="list1012125282" text:style-name="L17">
        <text:list-item>
          <text:p text:style-name="P18">Assignment: Create your First Smart Contract</text:p>
          <text:p text:style-name="P18">00:12</text:p>
        </text:list-item>
      </text:list>
      <text:list xml:id="list1304590867" text:style-name="L18">
        <text:list-item>
          <text:p text:style-name="P19">LAB: Understanding Blockchain Nodes</text:p>
          <text:p text:style-name="P19">06:00</text:p>
        </text:list-item>
      </text:list>
      <text:list xml:id="list4280852202" text:style-name="L19">
        <text:list-item>
          <text:p text:style-name="P20">Understanding Blockchain Nodes - Explained!</text:p>
          <text:p text:style-name="P20">09:14</text:p>
        </text:list-item>
      </text:list>
      <text:list xml:id="list1300315615" text:style-name="L20">
        <text:list-item>
          <text:p text:style-name="P21">Assignment: Deploy Smart Contracts into Ganache</text:p>
          <text:p text:style-name="P21">00:12</text:p>
        </text:list-item>
      </text:list>
      <text:list xml:id="list320718518" text:style-name="L21">
        <text:list-item>
          <text:p text:style-name="P22">Download: Solidity Variables Cheat Sheet</text:p>
          <text:p text:style-name="P22">00:37</text:p>
        </text:list-item>
      </text:list>
      <text:list xml:id="list121852324" text:style-name="L22">
        <text:list-item>
          <text:p text:style-name="P23">LAB: Variables - (Unsigned) Integers in Solidity</text:p>
          <text:p text:style-name="P23">04:10</text:p>
        </text:list-item>
      </text:list>
      <text:list xml:id="list394692300" text:style-name="L23">
        <text:list-item>
          <text:p text:style-name="P24">LAB: Variables - Booleans</text:p>
          <text:p text:style-name="P24">01:11</text:p>
        </text:list-item>
      </text:list>
      <text:list xml:id="list1238913914" text:style-name="L24">
        <text:list-item>
          <text:p text:style-name="P25">LAB: Variables - Understanding Integer Wrap Around</text:p>
          <text:p text:style-name="P25">01:57</text:p>
        </text:list-item>
      </text:list>
      <text:list xml:id="list3334126850" text:style-name="L25">
        <text:list-item>
          <text:p text:style-name="P26">LAB: Variables - Addresses and Balances</text:p>
          <text:p text:style-name="P26">03:42</text:p>
        </text:list-item>
      </text:list>
      <text:list xml:id="list3435365965" text:style-name="L26">
        <text:list-item>
          <text:p text:style-name="P27">LAB: Variables - Strings in Solidity</text:p>
          <text:p text:style-name="P27"><text:soft-page-break/>03:14</text:p>
        </text:list-item>
      </text:list>
      <text:list xml:id="list1725966776" text:style-name="L27">
        <text:list-item>
          <text:p text:style-name="P28">Solidity Value Type Variables - Explained!</text:p>
          <text:p text:style-name="P28">09:51</text:p>
        </text:list-item>
      </text:list>
      <text:list xml:id="list668285038" text:style-name="L28">
        <text:list-item>
          <text:p text:style-name="P29">Assignment: Understand simple Variables in Solidity</text:p>
          <text:p text:style-name="P29">00:12</text:p>
        </text:list-item>
      </text:list>
      <text:list xml:id="list1261713420" text:style-name="L29">
        <text:list-item>
          <text:p text:style-name="P30">LAB: Understanding Addresses and the Msg-Object step by step</text:p>
          <text:p text:style-name="P30">11:46</text:p>
        </text:list-item>
      </text:list>
      <text:list xml:id="list540588439" text:style-name="L30">
        <text:list-item>
          <text:p text:style-name="P31">Addresses and the Global Msg-Object - Explained!</text:p>
          <text:p text:style-name="P31">09:09</text:p>
        </text:list-item>
      </text:list>
      <text:list xml:id="list677301009" text:style-name="L31">
        <text:list-item>
          <text:p text:style-name="P32">Assignment: Addresses and the global Msg.Object</text:p>
          <text:p text:style-name="P32">00:12</text:p>
        </text:list-item>
      </text:list>
      <text:list xml:id="list1309032221" text:style-name="L32">
        <text:list-item>
          <text:p text:style-name="P33">LAB: Starting, Stopping, Pausing and Deleting Smart Contracts</text:p>
          <text:p text:style-name="P33">12:07</text:p>
        </text:list-item>
      </text:list>
      <text:list xml:id="list4103751646" text:style-name="L33">
        <text:list-item>
          <text:p text:style-name="P34">Starting, Stopping, Pausing and Deleting Information - Explained!</text:p>
          <text:p text:style-name="P34">08:54</text:p>
        </text:list-item>
      </text:list>
      <text:list xml:id="list4233868327" text:style-name="L34">
        <text:list-item>
          <text:p text:style-name="P35">Assignment: Starting, Stopping, Pausing and Deleting Smart Contracts</text:p>
          <text:p text:style-name="P35">00:12</text:p>
        </text:list-item>
      </text:list>
      <text:list xml:id="list1452628938" text:style-name="L35">
        <text:list-item>
          <text:p text:style-name="P36">LAB: Introduction to Mappings</text:p>
          <text:p text:style-name="P36">08:48</text:p>
        </text:list-item>
      </text:list>
      <text:list xml:id="list2710992350" text:style-name="L36">
        <text:list-item>
          <text:p text:style-name="P37">Assignment: Simple Mappings</text:p>
          <text:p text:style-name="P37">00:12</text:p>
        </text:list-item>
      </text:list>
      <text:list xml:id="list1921739224" text:style-name="L37">
        <text:list-item>
          <text:p text:style-name="P38">LAB: Understanding Mappings by Example</text:p>
          <text:p text:style-name="P38">10:41</text:p>
        </text:list-item>
      </text:list>
      <text:list xml:id="list3884709632" text:style-name="L38">
        <text:list-item>
          <text:p text:style-name="P39">LAB: Understanding Solidity Structs Step by Step</text:p>
          <text:p text:style-name="P39">05:11</text:p>
        </text:list-item>
      </text:list>
      <text:list xml:id="list118091082" text:style-name="L39">
        <text:list-item>
          <text:p text:style-name="P40">Mappings, Structs and Arrays - Explained!</text:p>
          <text:p text:style-name="P40">10:18</text:p>
        </text:list-item>
      </text:list>
      <text:list xml:id="list2061879705" text:style-name="L40">
        <text:list-item>
          <text:p text:style-name="P41">Assignment: Understanding Mappings and Structs</text:p>
          <text:p text:style-name="P41">00:12</text:p>
        </text:list-item>
      </text:list>
      <text:list xml:id="list3289510737" text:style-name="L41">
        <text:list-item>
          <text:p text:style-name="P42">LAB: Exception Handling in Solidity - Require + Assert</text:p>
          <text:p text:style-name="P42"><text:soft-page-break/>07:29</text:p>
        </text:list-item>
      </text:list>
      <text:list xml:id="list1598141262" text:style-name="L42">
        <text:list-item>
          <text:p text:style-name="P43">Exception: Require Assert Revert - Explained!</text:p>
          <text:p text:style-name="P43">10:51</text:p>
        </text:list-item>
      </text:list>
      <text:list xml:id="list1110410549" text:style-name="L43">
        <text:list-item>
          <text:p text:style-name="P44">Assignment: Exception Handling - Require Assert and Revert</text:p>
          <text:p text:style-name="P44">00:12</text:p>
        </text:list-item>
      </text:list>
      <text:list xml:id="list324731269" text:style-name="L44">
        <text:list-item>
          <text:p text:style-name="P45">LAB: Constructor, the Fallback Function and View/Pure Getter Functions</text:p>
          <text:p text:style-name="P45">12:05</text:p>
        </text:list-item>
      </text:list>
      <text:list xml:id="list2188707123" text:style-name="L45">
        <text:list-item>
          <text:p text:style-name="P46">Constructor, Fallback Function, View/Pure Functions and Function Visibility</text:p>
          <text:p text:style-name="P46">08:54</text:p>
        </text:list-item>
      </text:list>
      <text:list xml:id="list2910789609" text:style-name="L46">
        <text:list-item>
          <text:p text:style-name="P47">Assignment: Constructor, Fallback Function and View/Pure functions</text:p>
          <text:p text:style-name="P47">00:12</text:p>
        </text:list-item>
      </text:list>
      <text:list xml:id="list1550492859" text:style-name="L47">
        <text:list-item>
          <text:p text:style-name="P48">Lab: Modifier, Inheritance, Importing of Files</text:p>
          <text:p text:style-name="P48">08:46</text:p>
        </text:list-item>
      </text:list>
      <text:list xml:id="list4037234449" text:style-name="L48">
        <text:list-item>
          <text:p text:style-name="P49">Modifier, Inheritance and Importing: Explained!</text:p>
          <text:p text:style-name="P49">03:20</text:p>
        </text:list-item>
      </text:list>
      <text:list xml:id="list1824932894" text:style-name="L49">
        <text:list-item>
          <text:p text:style-name="P50">Lab: Events and Return Variables</text:p>
          <text:p text:style-name="P50">05:49</text:p>
        </text:list-item>
      </text:list>
      <text:list xml:id="list2522944974" text:style-name="L50">
        <text:list-item>
          <text:p text:style-name="P51">Events and Return Variables: Explained</text:p>
          <text:p text:style-name="P51">09:41</text:p>
        </text:list-item>
      </text:list>
      <text:list xml:id="list286992749" text:style-name="L51">
        <text:list-item>
          <text:p text:style-name="P52">LAB: The ABI Array and Debugging Explained</text:p>
          <text:p text:style-name="P52">10:09</text:p>
        </text:list-item>
      </text:list>
      <text:list xml:id="list892328847" text:style-name="L52">
        <text:list-item>
          <text:p text:style-name="P53">ABI Array, Debugging and Gas Introduction in Solidity Explained</text:p>
          <text:p text:style-name="P53">10:42</text:p>
        </text:list-item>
      </text:list>
      <text:list xml:id="list3305289046" text:style-name="L53">
        <text:list-item>
          <text:p text:style-name="P54">Understanding Gas and Gas Costs Step By Step</text:p>
          <text:p text:style-name="P54">07:44</text:p>
        </text:list-item>
      </text:list>
      <text:list xml:id="list2233741387" text:style-name="L54">
        <text:list-item>
          <text:p text:style-name="P55">LAB: Libraries and Using ... For</text:p>
          <text:p text:style-name="P55">09:48</text:p>
        </text:list-item>
      </text:list>
      <text:list xml:id="list3119008119" text:style-name="L55">
        <text:list-item>
          <text:p text:style-name="P56">Libraries and Using ... For explained Step By Step</text:p>
          <text:p text:style-name="P56">03:30</text:p>
        </text:list-item>
      </text:list>
      <text:list xml:id="list2677441580" text:style-name="L56">
        <text:list-item>
          <text:p text:style-name="P57">UPDATE: Solidity 0.6.0 Breaking Changes Walkthrough</text:p>
          <text:p text:style-name="P57"><text:soft-page-break/>17:53</text:p>
        </text:list-item>
      </text:list>
      <text:list xml:id="list2681173096" text:style-name="L57">
        <text:list-item>
          <text:p text:style-name="P58"><text:line-break/>Introduction to the Project we are developing</text:p>
          <text:p text:style-name="P58">03:58</text:p>
        </text:list-item>
      </text:list>
      <text:list xml:id="list840569838" text:style-name="L58">
        <text:list-item>
          <text:p text:style-name="P59">Step 1: Define the Basic Smart Contract</text:p>
          <text:p text:style-name="P59">02:57</text:p>
        </text:list-item>
      </text:list>
      <text:list xml:id="list64100540" text:style-name="L59">
        <text:list-item>
          <text:p text:style-name="P60">Step 2: Securing the Smart Contract</text:p>
          <text:p text:style-name="P60">03:35</text:p>
        </text:list-item>
      </text:list>
      <text:list xml:id="list1280389402" text:style-name="L60">
        <text:list-item>
          <text:p text:style-name="P61">Step 3: Re-Using OpenZepplin Smart Contracts</text:p>
          <text:p text:style-name="P61">03:58</text:p>
        </text:list-item>
      </text:list>
      <text:list xml:id="list1745605898" text:style-name="L61">
        <text:list-item>
          <text:p text:style-name="P62">Step 4: Add Allowance Functionality</text:p>
          <text:p text:style-name="P62">08:36</text:p>
        </text:list-item>
      </text:list>
      <text:list xml:id="list2993932055" text:style-name="L62">
        <text:list-item>
          <text:p text:style-name="P63">Step 5: Add Reduce-Allowance Functionality</text:p>
          <text:p text:style-name="P63">05:28</text:p>
        </text:list-item>
      </text:list>
      <text:list xml:id="list963040475" text:style-name="L63">
        <text:list-item>
          <text:p text:style-name="P64">Step 6: Improve the Smart Contract Structure for better Auditability</text:p>
          <text:p text:style-name="P64">01:33</text:p>
        </text:list-item>
      </text:list>
      <text:list xml:id="list2147272492" text:style-name="L64">
        <text:list-item>
          <text:p text:style-name="P65">Step 7: Add Events for the Allowance Smart Contract</text:p>
          <text:p text:style-name="P65">05:00</text:p>
        </text:list-item>
      </text:list>
      <text:list xml:id="list2143484721" text:style-name="L65">
        <text:list-item>
          <text:p text:style-name="P66">Step 8: Add Events for the Simple Wallet Smart Contract</text:p>
          <text:p text:style-name="P66">03:35</text:p>
        </text:list-item>
      </text:list>
      <text:list xml:id="list2853014017" text:style-name="L66">
        <text:list-item>
          <text:p text:style-name="P67">Step 9: Add the SafeMath Library</text:p>
          <text:p text:style-name="P67">03:33</text:p>
        </text:list-item>
      </text:list>
      <text:list xml:id="list324374300" text:style-name="L67">
        <text:list-item>
          <text:p text:style-name="P68">Step 10: Remove the RenounceOwnership Functionality</text:p>
          <text:p text:style-name="P68">02:29</text:p>
        </text:list-item>
      </text:list>
      <text:list xml:id="list563725297" text:style-name="L68">
        <text:list-item>
          <text:p text:style-name="P69">Step 11: The Final Smart Contract from our Project</text:p>
          <text:p text:style-name="P69">01:44</text:p>
        </text:list-item>
      </text:list>
      <text:section text:style-name="Sect1" text:name="u113-accordion-panel-title--23">
        <text:h text:style-name="P1" text:outline-level="3">Understanding Web3.js and Browser&lt;-&gt;Smart Contract Interaction5 lectures • 46min</text:h>
      </text:section>
      <text:list xml:id="list1888967899" text:style-name="L69">
        <text:list-item>
          <text:p text:style-name="P70">Installing NodeJS to get our Environment Set Up</text:p>
          <text:p text:style-name="P70">03:53</text:p>
        </text:list-item>
      </text:list>
      <text:list xml:id="list3442387266" text:style-name="L70">
        <text:list-item>
          <text:p text:style-name="P71"><text:soft-page-break/>Use Web3.js in the Node Console to Send Ether from One Account to the Other</text:p>
          <text:p text:style-name="P71">12:53</text:p>
        </text:list-item>
      </text:list>
      <text:list xml:id="list1110786444" text:style-name="L71">
        <text:list-item>
          <text:p text:style-name="P72">Use Web3.JS in the Node Console to Interact With Smart Contracts</text:p>
          <text:p text:style-name="P72">11:29</text:p>
        </text:list-item>
      </text:list>
      <text:list xml:id="list263075144" text:style-name="L72">
        <text:list-item>
          <text:p text:style-name="P73">Using Web3.js with Chrome to Interact with Smart Contracts - Step by Step</text:p>
          <text:p text:style-name="P73">08:08</text:p>
        </text:list-item>
      </text:list>
      <text:list xml:id="list266411499" text:style-name="L73">
        <text:list-item>
          <text:p text:style-name="P74">Behind the Scenes: Web3.js, Blockchain Nodes, RPC, IPC, WebSocket Connections</text:p>
          <text:p text:style-name="P74">09:26</text:p>
        </text:list-item>
      </text:list>
      <text:section text:style-name="Sect1" text:name="u113-accordion-panel-title--25">
        <text:h text:style-name="P1" text:outline-level="3">FULL PROJECT: Event Triggers / Supply Chain Example with Truffle 5 and Unit Test14 lectures • 1hr 52min</text:h>
      </text:section>
      <text:list xml:id="list1814006669" text:style-name="L74">
        <text:list-item>
          <text:p text:style-name="P75">Project Introduction: This is what we build</text:p>
          <text:p text:style-name="P75">05:41</text:p>
        </text:list-item>
      </text:list>
      <text:list xml:id="list698139632" text:style-name="L75">
        <text:list-item>
          <text:p text:style-name="P76">A Demo of the final Smart Contract Functionality</text:p>
          <text:p text:style-name="P76">04:01</text:p>
        </text:list-item>
      </text:list>
      <text:list xml:id="list1701636569" text:style-name="L76">
        <text:list-item>
          <text:p text:style-name="P77">Solidity Part: Implement Approach 1 for Payment Notifications</text:p>
          <text:p text:style-name="P77">08:42</text:p>
        </text:list-item>
      </text:list>
      <text:list xml:id="list3797498600" text:style-name="L77">
        <text:list-item>
          <text:p text:style-name="P78">Solidity Part: Test Approach 1 for Payment Notifications</text:p>
          <text:p text:style-name="P78">03:23</text:p>
        </text:list-item>
      </text:list>
      <text:list xml:id="list2147374395" text:style-name="L78">
        <text:list-item>
          <text:p text:style-name="P79">Solidity Part: Improve Approach 1 for flawless UX for Endusers</text:p>
          <text:p text:style-name="P79">12:04</text:p>
        </text:list-item>
      </text:list>
      <text:list xml:id="list1495596477" text:style-name="L79">
        <text:list-item>
          <text:p text:style-name="P80">Solidity Part: Add Ownable Functionality and Why I didn't choose OpenZeppelin</text:p>
          <text:p text:style-name="P80">04:20</text:p>
        </text:list-item>
      </text:list>
      <text:list xml:id="list3565205939" text:style-name="L80">
        <text:list-item>
          <text:p text:style-name="P81">Truffle - Introduction to the Truffle Framework and Truffle Boxes</text:p>
          <text:p text:style-name="P81">08:38</text:p>
        </text:list-item>
      </text:list>
      <text:list xml:id="list4078704466" text:style-name="L81">
        <text:list-item>
          <text:p text:style-name="P82">A Note on Errors for Fixing react-scripts</text:p>
          <text:p text:style-name="P82">01:08</text:p>
        </text:list-item>
      </text:list>
      <text:list xml:id="list2274657795" text:style-name="L82">
        <text:list-item>
          <text:p text:style-name="P83">The Truffle React Box Explained Line By Line</text:p>
          <text:p text:style-name="P83">12:57</text:p>
        </text:list-item>
      </text:list>
      <text:list xml:id="list3613632639" text:style-name="L83">
        <text:list-item>
          <text:p text:style-name="P84">Replace Smart Contracts in the Truffle React Box</text:p>
          <text:p text:style-name="P84">04:49</text:p>
        </text:list-item>
      </text:list>
      <text:list xml:id="list4223839443" text:style-name="L84">
        <text:list-item>
          <text:p text:style-name="P85"><text:soft-page-break/>Modify the App.js and HTML Part in the React Box</text:p>
          <text:p text:style-name="P85">12:06</text:p>
        </text:list-item>
      </text:list>
      <text:list xml:id="list4226919483" text:style-name="L85">
        <text:list-item>
          <text:p text:style-name="P86">Implement the Add-Item functionality to our Smart Contracts for Item-Tracking</text:p>
          <text:p text:style-name="P86">10:37</text:p>
        </text:list-item>
      </text:list>
      <text:list xml:id="list3580357070" text:style-name="L86">
        <text:list-item>
          <text:p text:style-name="P87">Add Event-Triggers to Track Payments and start the Delivery-Process</text:p>
          <text:p text:style-name="P87">07:21</text:p>
        </text:list-item>
      </text:list>
      <text:list xml:id="list4238906127" text:style-name="L87">
        <text:list-item>
          <text:p text:style-name="P88">Create Unit-Tests in Truffle to Maintain Code Quality</text:p>
          <text:p text:style-name="P88">15:48</text:p>
        </text:list-item>
      </text:list>
      <text:section text:style-name="Sect1" text:name="u113-accordion-panel-title--27">
        <text:h text:style-name="P1" text:outline-level="3">Understand and Use Go-Ethereum15 lectures • 1hr 3min</text:h>
      </text:section>
      <text:list xml:id="list1044134381" text:style-name="L88">
        <text:list-item>
          <text:p text:style-name="P89">Let Me Introduce The "Big Picture"</text:p>
          <text:p text:style-name="P89">06:07</text:p>
        </text:list-item>
      </text:list>
      <text:list xml:id="list1230070469" text:style-name="L89">
        <text:list-item>
          <text:p text:style-name="P90">This Is Where You Can Download Geth And How You Install It</text:p>
          <text:p text:style-name="P90">02:19</text:p>
        </text:list-item>
      </text:list>
      <text:list xml:id="list499146434" text:style-name="L90">
        <text:list-item>
          <text:p text:style-name="P91">This Happens When You Open Geth Without Any Additional Parameters</text:p>
          <text:p text:style-name="P91">06:43</text:p>
        </text:list-item>
      </text:list>
      <text:list xml:id="list2797667351" text:style-name="L91">
        <text:list-item>
          <text:p text:style-name="P92">Log-Output from Geth Explained</text:p>
          <text:p text:style-name="P92">05:02</text:p>
        </text:list-item>
      </text:list>
      <text:list xml:id="list359735415" text:style-name="L92">
        <text:list-item>
          <text:p text:style-name="P93">This Is Where The Data Is Stored By Default In Geth</text:p>
          <text:p text:style-name="P93">01:40</text:p>
        </text:list-item>
      </text:list>
      <text:list xml:id="list1930089235" text:style-name="L93">
        <text:list-item>
          <text:p text:style-name="P94">This Is How You Attach To A Running Geth Instance</text:p>
          <text:p text:style-name="P94">03:03</text:p>
        </text:list-item>
      </text:list>
      <text:list xml:id="list2542588692" text:style-name="L94">
        <text:list-item>
          <text:p text:style-name="P95">How To Attach To A Running Geth Instance - Explanation (March 2018)</text:p>
          <text:p text:style-name="P95">00:49</text:p>
        </text:list-item>
      </text:list>
      <text:list xml:id="list1945583918" text:style-name="L95">
        <text:list-item>
          <text:p text:style-name="P96">We Are Working With The JavaScript JSON-API</text:p>
          <text:p text:style-name="P96">07:01</text:p>
        </text:list-item>
      </text:list>
      <text:list xml:id="list109788268" text:style-name="L96">
        <text:list-item>
          <text:p text:style-name="P97">This Is The Difference Between Blockchains and Networks</text:p>
          <text:p text:style-name="P97">02:41</text:p>
        </text:list-item>
      </text:list>
      <text:list xml:id="list680438447" text:style-name="L97">
        <text:list-item>
          <text:p text:style-name="P98">This Is The Genesis.json File</text:p>
          <text:p text:style-name="P98">04:10</text:p>
        </text:list-item>
      </text:list>
      <text:list xml:id="list1403433556" text:style-name="L98">
        <text:list-item>
          <text:p text:style-name="P99"><text:soft-page-break/>Let's Create Our Own Private Network With Go-Ethereum</text:p>
          <text:p text:style-name="P99">04:00</text:p>
        </text:list-item>
      </text:list>
      <text:list xml:id="list3845606574" text:style-name="L99">
        <text:list-item>
          <text:p text:style-name="P100">First steps with the Json API And Our Private Network</text:p>
          <text:p text:style-name="P100">06:03</text:p>
        </text:list-item>
      </text:list>
      <text:list xml:id="list6178304" text:style-name="L100">
        <text:list-item>
          <text:p text:style-name="P101">This Is How I Mine Ether On My Private Network.</text:p>
          <text:p text:style-name="P101">07:21</text:p>
        </text:list-item>
      </text:list>
      <text:list xml:id="list3445358235" text:style-name="L101">
        <text:list-item>
          <text:p text:style-name="P102">ASSIGNMENT: Create Your Own Private Network And Mine Some Ether</text:p>
          <text:p text:style-name="P102">02:48</text:p>
        </text:list-item>
      </text:list>
      <text:list xml:id="list3130546731" text:style-name="L102">
        <text:list-item>
          <text:p text:style-name="P103">Let Me Show You Some Important Tips and Tricks With Geth</text:p>
          <text:p text:style-name="P103">03:33</text:p>
        </text:list-item>
      </text:list>
      <text:list xml:id="list3829054582" text:style-name="L103">
        <text:list-item>
          <text:p text:style-name="P104"><text:line-break/>The Types Of Blockchains You Can Work With</text:p>
          <text:p text:style-name="P104">03:55</text:p>
        </text:list-item>
      </text:list>
      <text:list xml:id="list3669496780" text:style-name="L104">
        <text:list-item>
          <text:p text:style-name="P105">Potential Use Cases For Blockchain Technology</text:p>
          <text:p text:style-name="P105">05:55</text:p>
        </text:list-item>
      </text:list>
      <text:list xml:id="list1878943893" text:style-name="L105">
        <text:list-item>
          <text:p text:style-name="P106">Let Me Highlight How Powerful The Ethereum Blockchain Is</text:p>
          <text:p text:style-name="P106">03:50</text:p>
        </text:list-item>
      </text:list>
      <text:section text:style-name="Sect1" text:name="u113-accordion-panel-title--31">
        <text:h text:style-name="P1" text:outline-level="3">How Smart Contracts Operate At Their Core4 lectures • 13min</text:h>
      </text:section>
      <text:list xml:id="list1469780191" text:style-name="L106">
        <text:list-item>
          <text:p text:style-name="P107">Let Me Explain What Smart Contracts Actually Are</text:p>
          <text:p text:style-name="P107">04:46</text:p>
        </text:list-item>
      </text:list>
      <text:list xml:id="list2164692012" text:style-name="L107">
        <text:list-item>
          <text:p text:style-name="P108">An Example Of Cryptocurrency Contract Code</text:p>
          <text:p text:style-name="P108">02:01</text:p>
        </text:list-item>
      </text:list>
      <text:list xml:id="list2599189819" text:style-name="L108">
        <text:list-item>
          <text:p text:style-name="P109">The Pros And Cons Of Smart Contract Technology</text:p>
          <text:p text:style-name="P109">02:24</text:p>
        </text:list-item>
      </text:list>
      <text:list xml:id="list3050609478" text:style-name="L109">
        <text:list-item>
          <text:p text:style-name="P110">The Differences Between Accounts And Contract Wallets</text:p>
          <text:p text:style-name="P110">03:42</text:p>
        </text:list-item>
      </text:list>
      <text:section text:style-name="Sect1" text:name="u350-accordion-panel-title--98">
        <text:h text:style-name="P1" text:outline-level="3">Understanding Decentralisation At A Deeper Level2 lectures • 6min</text:h>
      </text:section>
      <text:list xml:id="list3310738719" text:style-name="L110">
        <text:list-item>
          <text:p text:style-name="P111">Your Introduction To Decentralisation</text:p>
          <text:p text:style-name="P111">03:33</text:p>
        </text:list-item>
      </text:list>
      <text:list xml:id="list82414975" text:style-name="L111">
        <text:list-item>
          <text:p text:style-name="P112"><text:soft-page-break/>Let Me Highlight The Positives Uses Of Decentralisation</text:p>
          <text:p text:style-name="P112">02:43</text:p>
        </text:list-item>
      </text:list>
      <text:section text:style-name="Sect1" text:name="u350-accordion-panel-title--100">
        <text:h text:style-name="P1" text:outline-level="3">FULL PROJECT: Asset Tokenization using OpenZeppelin and Truffle27 lectures • 2hr 36min</text:h>
      </text:section>
      <text:list xml:id="list680149977" text:style-name="L112">
        <text:list-item>
          <text:p text:style-name="P113">Project Introduction: This is what we are building</text:p>
          <text:p text:style-name="P113">Preview03:01</text:p>
        </text:list-item>
        <text:list-item>
          <text:p text:style-name="P113"/>
        </text:list-item>
      </text:list>
      <text:list xml:id="list3761346735" text:style-name="L113">
        <text:list-item>
          <text:p text:style-name="P114">Download the Full Project Walk-through here</text:p>
          <text:p text:style-name="P114">00:22</text:p>
        </text:list-item>
      </text:list>
      <text:list xml:id="list1298333628" text:style-name="L114">
        <text:list-item>
          <text:p text:style-name="P115">Fungible vs. Non-Fungible Tokens Summarized</text:p>
          <text:p text:style-name="P115">Preview04:13</text:p>
        </text:list-item>
        <text:list-item>
          <text:p text:style-name="P115"/>
        </text:list-item>
      </text:list>
      <text:list xml:id="list1886457969" text:style-name="L115">
        <text:list-item>
          <text:p text:style-name="P116">This Is How We Approach This Project: The Implementation Path</text:p>
          <text:p text:style-name="P116">07:05</text:p>
        </text:list-item>
      </text:list>
      <text:list xml:id="list1990610163" text:style-name="L116">
        <text:list-item>
          <text:p text:style-name="P117">We Install Truffle And Initialize our Project Using Truffle Boxes</text:p>
          <text:p text:style-name="P117">02:18</text:p>
        </text:list-item>
      </text:list>
      <text:list xml:id="list2283295722" text:style-name="L117">
        <text:list-item>
          <text:p text:style-name="P118">Let's Add In The ERC20 Smart Contracts From OpenZeppelin</text:p>
          <text:p text:style-name="P118">04:07</text:p>
        </text:list-item>
      </text:list>
      <text:list xml:id="list2722876211" text:style-name="L118">
        <text:list-item>
          <text:p text:style-name="P119">We Add Migrations For Truffle For The OpenZeppelin Smart Contracts</text:p>
          <text:p text:style-name="P119">04:19</text:p>
        </text:list-item>
      </text:list>
      <text:list xml:id="list1411880916" text:style-name="L119">
        <text:list-item>
          <text:p text:style-name="P120">Let's Add Unit Tests Using Mocha, Chai, Chai-Expect and Chai-as-Promised</text:p>
          <text:p text:style-name="P120">11:19</text:p>
        </text:list-item>
      </text:list>
      <text:list xml:id="list2380310551" text:style-name="L120">
        <text:list-item>
          <text:p text:style-name="P121">It's Time To Add More Unit Tests For Full Testing Of Our MyToken Smart Contract</text:p>
          <text:p text:style-name="P121">08:08</text:p>
        </text:list-item>
      </text:list>
      <text:list xml:id="list1066282013" text:style-name="L121">
        <text:list-item>
          <text:p text:style-name="P122">We Add A Crowdsale Smart Contract For Solidity 0.6.x From OpenZeppelin</text:p>
          <text:p text:style-name="P122">04:23</text:p>
        </text:list-item>
      </text:list>
      <text:list xml:id="list702771213" text:style-name="L122">
        <text:list-item>
          <text:p text:style-name="P123">This Is How You Use The Crowdsale Smart Contract From OpenZeppelin</text:p>
          <text:p text:style-name="P123">02:37</text:p>
        </text:list-item>
      </text:list>
      <text:list xml:id="list1794183497" text:style-name="L123">
        <text:list-item>
          <text:p text:style-name="P124">Let's Add The Migration For The MyTokenSale Smart Contract</text:p>
          <text:p text:style-name="P124">05:38</text:p>
        </text:list-item>
      </text:list>
      <text:list xml:id="list2910317029" text:style-name="L124">
        <text:list-item>
          <text:p text:style-name="P125"><text:soft-page-break/>Let's Fix The Unit Test And Encapsulate It From The Other Tests</text:p>
          <text:p text:style-name="P125">03:08</text:p>
        </text:list-item>
      </text:list>
      <text:list xml:id="list2078396409" text:style-name="L125">
        <text:list-item>
          <text:p text:style-name="P126">Let's Consolidate Our Configuration in Truffle into One .env File using dotenv</text:p>
          <text:p text:style-name="P126">05:35</text:p>
        </text:list-item>
      </text:list>
      <text:list xml:id="list1618740800" text:style-name="L126">
        <text:list-item>
          <text:p text:style-name="P127">Let's Write A Crowdsale Unit Test Using Mocha and Chai</text:p>
          <text:p text:style-name="P127">04:45</text:p>
        </text:list-item>
      </text:list>
      <text:list xml:id="list1244664726" text:style-name="L127">
        <text:list-item>
          <text:p text:style-name="P128">Fix Multiple Truffle Tests Using A Common Setup For Chai and Chai Expect</text:p>
          <text:p text:style-name="P128">03:10</text:p>
        </text:list-item>
      </text:list>
      <text:list xml:id="list2369139374" text:style-name="L128">
        <text:list-item>
          <text:p text:style-name="P129">Let's Add The Remaining Unit Tests Into Our Crowdsale</text:p>
          <text:p text:style-name="P129">06:55</text:p>
        </text:list-item>
      </text:list>
      <text:list xml:id="list387998423" text:style-name="L129">
        <text:list-item>
          <text:p text:style-name="P130">We Add A KYC Smart Contract Solution Mockup For Our Crowdsale With Whitelisting</text:p>
          <text:p text:style-name="P130">10:51</text:p>
        </text:list-item>
      </text:list>
      <text:list xml:id="list3390171060" text:style-name="L130">
        <text:list-item>
          <text:p text:style-name="P131">Let's Adapt The React Frontend for Our TokenSale App</text:p>
          <text:p text:style-name="P131">09:53</text:p>
        </text:list-item>
      </text:list>
      <text:list xml:id="list3782116664" text:style-name="L131">
        <text:list-item>
          <text:p text:style-name="P132">Let's Add The KYC Whitelisting Functionality To Our Frontend</text:p>
          <text:p text:style-name="P132">06:34</text:p>
        </text:list-item>
      </text:list>
      <text:list xml:id="list1738734972" text:style-name="L132">
        <text:list-item>
          <text:p text:style-name="P133">Fix Common Errors With Accounts, Contracts And Private Keys</text:p>
          <text:p text:style-name="P133">09:13</text:p>
        </text:list-item>
      </text:list>
      <text:list xml:id="list2159017236" text:style-name="L133">
        <text:list-item>
          <text:p text:style-name="P134">Use Truffle HDWallet Provider To Deploy Smart Contracts</text:p>
          <text:p text:style-name="P134">11:43</text:p>
        </text:list-item>
      </text:list>
      <text:list xml:id="list276772192" text:style-name="L134">
        <text:list-item>
          <text:p text:style-name="P135">Buy Tokens Using MetaMask and the Send Functionality</text:p>
          <text:p text:style-name="P135">05:41</text:p>
        </text:list-item>
      </text:list>
      <text:list xml:id="list2543041146" text:style-name="L135">
        <text:list-item>
          <text:p text:style-name="P136">Display Tokens Directly In MetaMask</text:p>
          <text:p text:style-name="P136">02:42</text:p>
        </text:list-item>
      </text:list>
      <text:list xml:id="list1079902351" text:style-name="L136">
        <text:list-item>
          <text:p text:style-name="P137">Display And Buy Tokens Via The Website Using Web3.js</text:p>
          <text:p text:style-name="P137">09:47</text:p>
        </text:list-item>
      </text:list>
      <text:list xml:id="list2585443312" text:style-name="L137">
        <text:list-item>
          <text:p text:style-name="P138">Deployment Of The Smart Contracts To Ropsten Using Infura</text:p>
          <text:p text:style-name="P138">07:43</text:p>
        </text:list-item>
      </text:list>
      <text:list xml:id="list3082236724" text:style-name="L138">
        <text:list-item>
          <text:p text:style-name="P139">FINAL COURSE ASSIGNMENT</text:p>
          <text:p text:style-name="P139">00:55</text:p>
        </text:list-item>
      </text:list>
      <text:list xml:id="list3773806890" text:style-name="L139">
        <text:list-item>
          <text:p text:style-name="P140"><text:soft-page-break/><text:line-break/>Thank You For Enrolling On And Completing This Course</text:p>
          <text:p text:style-name="P140">01:01</text:p>
        </text:list-item>
      </text:list>
      <text:list xml:id="list2174038381" text:style-name="L140">
        <text:list-item>
          <text:p text:style-name="P141">Next Steps To Take</text:p>
          <text:p text:style-name="P141">01:01</text:p>
        </text:list-item>
      </text:list>
      <text:section text:style-name="Sect1" text:name="u350-accordion-panel-title--108">
        <text:h text:style-name="P1" text:outline-level="3">Bonus Resources1 lecture • 1min</text:h>
      </text:section>
      <text:list xml:id="list63456890" text:style-name="L141">
        <text:list-item>
          <text:p text:style-name="P142">ICO Pre Investment Checklist</text:p>
          <text:p text:style-name="P142">00:12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05:56:13.677339457</meta:creation-date>
    <dc:date>2020-09-14T14:17:02.865653497</dc:date>
    <meta:editing-duration>PT8H20M4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1" meta:paragraph-count="298" meta:word-count="1629" meta:character-count="9008" meta:non-whitespace-character-count="7955"/>
  </office:meta>
</office:document-meta>
</file>